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1" svg:font-family="'ＭＳ Ｐゴシック'" style:font-family-generic="modern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366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ff0000" draw:stroke-linejoin="round" draw:fill="solid" draw:fill-color="#ff0000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3366ff" draw:stroke-linejoin="round" draw:fill="solid" draw:fill-color="#3366ff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5" svg:stroke-width="0.026cm" svg:stroke-color="#3366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5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952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71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Dashed_20__28_var_29__20_6" svg:stroke-width="0.026cm" svg:stroke-color="#3c8c93" svg:stroke-opacity="46%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715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425cm" fo:min-width="0.626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425cm" fo:min-width="0.8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478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478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0.478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1.329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848cm" fo:min-width="1.041cm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fo:min-height="0.509cm" fo:min-width="1.139cm" fo:padding-top="0.125cm" fo:padding-bottom="0.125cm" fo:padding-left="0.25cm" fo:padding-right="0.25cm" fo:wrap-option="no-wrap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47">
          <draw:line draw:name="Straight Connector 19" draw:style-name="gr1" draw:text-style-name="P1" draw:layer="layout" svg:x1="1.281cm" svg:y1="1.872cm" svg:x2="5.042cm" svg:y2="1.85cm">
            <text:p/>
          </draw:line>
          <draw:line draw:name="Straight Connector 29" draw:style-name="gr2" draw:text-style-name="P1" draw:layer="layout" svg:x1="5.042cm" svg:y1="1.894cm" svg:x2="5.06cm" svg:y2="3.076cm">
            <text:p/>
          </draw:line>
          <draw:line draw:name="Straight Connector 31" draw:style-name="gr3" draw:text-style-name="P1" draw:layer="layout" svg:x1="5.042cm" svg:y1="3.085cm" svg:x2="9.875cm" svg:y2="3.063cm">
            <text:p/>
          </draw:line>
          <draw:line draw:name="Straight Connector 33" draw:style-name="gr2" draw:text-style-name="P1" draw:layer="layout" svg:x1="9.981cm" svg:y1="1.806cm" svg:x2="9.999cm" svg:y2="3.032cm">
            <text:p/>
          </draw:line>
          <draw:custom-shape draw:name="Oval 34" draw:style-name="gr4" draw:text-style-name="P2" draw:layer="layout" svg:width="0.228cm" svg:height="0.211cm" svg:x="4.919cm" svg:y="1.7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5" draw:text-style-name="P2" draw:layer="layout" svg:width="0.228cm" svg:height="0.211cm" svg:x="5.343cm" svg:y="2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5" draw:text-style-name="P2" draw:layer="layout" svg:width="0.228cm" svg:height="0.211cm" svg:x="6.436cm" svg:y="2.96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5" draw:text-style-name="P2" draw:layer="layout" svg:width="0.228cm" svg:height="0.202cm" svg:x="9.893cm" svg:y="2.96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8" draw:style-name="gr1" draw:text-style-name="P1" draw:layer="layout" svg:x1="9.981cm" svg:y1="1.815cm" svg:x2="11.075cm" svg:y2="1.806cm">
            <text:p/>
          </draw:line>
          <draw:custom-shape draw:name="Oval 40" draw:style-name="gr4" draw:text-style-name="P2" draw:layer="layout" svg:width="0.228cm" svg:height="0.211cm" svg:x="11.075cm" svg:y="1.7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2" draw:style-name="gr6" draw:text-style-name="P1" draw:layer="layout" svg:x1="1.417cm" svg:y1="3.085cm" svg:x2="11.983cm" svg:y2="3.054cm">
            <text:p/>
          </draw:line>
          <draw:line draw:name="Straight Connector 51" draw:style-name="gr7" draw:text-style-name="P1" draw:layer="layout" svg:x1="1.726cm" svg:y1="1.877cm" svg:x2="12.406cm" svg:y2="1.797cm">
            <text:p/>
          </draw:line>
          <draw:custom-shape draw:name="TextBox 58" draw:style-name="gr8" draw:text-style-name="P4" draw:layer="layout" svg:width="1.451cm" svg:height="0.758cm" svg:x="-0.029cm" svg:y="1.414cm">
            <text:p text:style-name="P3"><text:span text:style-name="T1">20°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9" draw:text-style-name="P4" draw:layer="layout" svg:width="1.214cm" svg:height="0.758cm" svg:x="0.195cm" svg:y="2.684cm">
            <text:p text:style-name="P3"><text:span text:style-name="T1">5°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" draw:style-name="gr10" draw:text-style-name="P1" draw:layer="layout" svg:x1="1.29cm" svg:y1="3.861cm" svg:x2="11.97cm" svg:y2="3.782cm">
            <text:p/>
          </draw:line>
          <draw:custom-shape draw:name="TextBox 61" draw:style-name="gr11" draw:text-style-name="P4" draw:layer="layout" svg:width="1.214cm" svg:height="0.758cm" svg:x="0.195cm" svg:y="3.425cm">
            <text:p text:style-name="P3"><text:span text:style-name="T1">0°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3" draw:style-name="gr12" draw:text-style-name="P1" draw:layer="layout" svg:width="0.691cm" svg:height="0.012cm" draw:transform="rotate (1.5707963267949) translate (1.466cm 1.88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65" draw:style-name="gr13" draw:text-style-name="P4" draw:layer="layout" svg:width="1.125cm" svg:height="0.674cm" svg:x="0.868cm" svg:y="0.567cm">
            <text:p text:style-name="P3"><text:span text:style-name="T2">Eg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6" draw:style-name="gr12" draw:text-style-name="P1" draw:layer="layout" svg:width="0.691cm" svg:height="0.012cm" draw:transform="rotate (1.5707963267949) translate (4.641cm 1.85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67" draw:style-name="gr14" draw:text-style-name="P4" draw:layer="layout" svg:width="1.299cm" svg:height="0.674cm" svg:x="4.049cm" svg:y="0.603cm">
            <text:p text:style-name="P3"><text:span text:style-name="T2">Adul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15" draw:text-style-name="P4" draw:layer="layout" svg:width="0.977cm" svg:height="0.758cm" svg:x="4.955cm" svg:y="3.072cm">
            <text:p text:style-name="P3"><text:span text:style-name="T1">1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16" draw:text-style-name="P4" draw:layer="layout" svg:width="0.977cm" svg:height="0.758cm" svg:x="6.036cm" svg:y="3.085cm">
            <text:p text:style-name="P3"><text:span text:style-name="T1">1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17" draw:text-style-name="P4" draw:layer="layout" svg:width="0.977cm" svg:height="0.758cm" svg:x="9.541cm" svg:y="3.063cm">
            <text:p text:style-name="P3"><text:span text:style-name="T1">3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18" draw:text-style-name="P4" draw:layer="layout" svg:width="1.828cm" svg:height="0.758cm" svg:x="10.672cm" svg:y="1.004cm">
            <text:p text:style-name="P3"><text:span text:style-name="T1">Post1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19" draw:text-style-name="P4" draw:layer="layout" svg:width="1.54cm" svg:height="1.097cm" svg:x="2.35cm" svg:y="0.1cm">
            <text:p text:style-name="P3"><text:span text:style-name="T2">Larval</text:span></text:p>
            <text:p text:style-name="P3"><text:span text:style-name="T2">stag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12" draw:text-style-name="P1" draw:layer="layout" svg:width="0.691cm" svg:height="0.012cm" draw:transform="rotate (1.5707963267949) translate (2.115cm 1.8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74" draw:style-name="gr12" draw:text-style-name="P1" draw:layer="layout" svg:width="0.691cm" svg:height="0.012cm" draw:transform="rotate (1.5707963267949) translate (2.714cm 1.88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75" draw:style-name="gr12" draw:text-style-name="P1" draw:layer="layout" svg:width="0.691cm" svg:height="0.008cm" draw:transform="rotate (1.5707963267949) translate (3.292cm 1.8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76" draw:style-name="gr12" draw:text-style-name="P1" draw:layer="layout" svg:width="0.691cm" svg:height="0.008cm" draw:transform="rotate (1.5707963267949) translate (3.927cm 1.87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71" draw:style-name="gr20" draw:text-style-name="P4" draw:layer="layout" svg:width="1.638cm" svg:height="0.758cm" svg:x="4.816cm" svg:y="1.11cm">
          <text:p text:style-name="P3"><text:span text:style-name="T1">Pre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9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ＭＳ Ｐゴシック1" svg:font-family="'ＭＳ Ｐゴシック'" style:font-family-generic="modern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8cm" fo:text-indent="0cm"/>
      <style:text-properties fo:font-size="5.699999809265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cm" fo:text-indent="0cm"/>
      <style:text-properties fo:font-size="4.9000000953674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38cm" fo:text-indent="0cm"/>
      <style:text-properties fo:font-size="4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18cm" fo:text-indent="0cm"/>
      <style:text-properties fo:font-size="4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18cm" fo:text-indent="0cm"/>
      <style:text-properties fo:font-size="4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18cm" fo:text-indent="0cm"/>
      <style:text-properties fo:font-size="4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18cm" fo:text-indent="0cm"/>
      <style:text-properties fo:font-size="4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18cm" fo:text-indent="0cm"/>
      <style:text-properties fo:font-size="4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5cm" fo:page-height="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095cm" svg:x="1cm" svg:y="4.725cm"/>
      <draw:page-thumbnail draw:layer="backgroundobjects" svg:width="8.999cm" svg:height="3.095cm" svg:x="1cm" svg:y="13.301cm"/>
      <draw:page-thumbnail draw:layer="backgroundobjects" svg:width="8.999cm" svg:height="3.095cm" svg:x="1cm" svg:y="21.877cm"/>
      <draw:page-thumbnail draw:layer="backgroundobjects" svg:width="8.999cm" svg:height="3.095cm" svg:x="11cm" svg:y="4.725cm"/>
      <draw:page-thumbnail draw:layer="backgroundobjects" svg:width="8.999cm" svg:height="3.095cm" svg:x="11cm" svg:y="13.301cm"/>
      <draw:page-thumbnail draw:layer="backgroundobjects" svg:width="8.999cm" svg:height="3.095cm" svg:x="11cm" svg:y="21.877cm"/>
    </style:handout-master>
    <style:master-page style:name="Default" style:page-layout-name="PM1" draw:style-name="Mdp1">
      <draw:frame presentation:style-name="Default-title" draw:layer="backgroundobjects" svg:width="11.25cm" svg:height="0.718cm" svg:x="0.625cm" svg:y="0.17cm" presentation:class="title" presentation:placeholder="true">
        <draw:text-box/>
      </draw:frame>
      <draw:frame presentation:style-name="Default-outline1" draw:layer="backgroundobjects" svg:width="11.25cm" svg:height="2.494cm" svg:x="0.625cm" svg:y="1.006cm" presentation:class="outline" presentation:placeholder="true">
        <draw:text-box/>
      </draw:frame>
      <draw:frame presentation:style-name="Mpr1" draw:text-style-name="MP1" draw:layer="backgroundobjects" svg:width="2.913cm" svg:height="0.297cm" svg:x="0.625cm" svg:y="3.91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.963cm" svg:height="0.297cm" svg:x="4.275cm" svg:y="3.91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913cm" svg:height="0.297cm" svg:x="8.962cm" svg:y="3.91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8:49:05.588928947</meta:creation-date>
    <dc:date>2015-09-02T18:57:40.313669297</dc:date>
    <meta:editing-duration>P0D</meta:editing-duration>
    <meta:editing-cycles>1</meta:editing-cycles>
    <meta:document-statistic meta:object-count="54"/>
    <meta:generator>LibreOffice/4.2.8.2$Linux_X86_64 LibreOffice_project/420m0$Build-2</meta:generator>
  </office:meta>
</office:document-meta>
</file>